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11.758cm"/>
    </style:style>
    <style:style style:name="co3" style:family="table-column">
      <style:table-column-properties fo:break-before="auto" style:column-width="10.9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6e0b4" style:cell-protect="none" style:print-content="true"/>
    </style:style>
  </office:automatic-styles>
  <office:body>
    <office:spreadsheet>
      <table:calculation-settings table:automatic-find-labels="false" table:use-regular-expressions="false" table:use-wildcards="true"/>
      <table:table table:name="ro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Căutare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imente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e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Alegerea locației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Caseta tehnică și contact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Integreat</text:p>
          </table:table-cell>
          <table:table-cell office:value-type="string" calcext:value-type="string">
            <text:p>Caseta tehnică și contact - Integreat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table:number-columns-repeated="2" office:value-type="string" calcext:value-type="string">
            <text:p>Points of Interest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Pagină nu a fost găsită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office:value-type="string" calcext:value-type="string">
            <text:p>tünews</text:p>
          </table:table-cell>
          <table:table-cell table:style-name="ce1"/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 table:style-name="ce1"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Integreat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Integreat este ghidul dvs. digital pentru Germania. Găsiți informații locale, evenimente și consiliere. Acestea sunt întotdeauna la zi și în limba dvs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Creați PDF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Din păcate, aici nu este disponibilă limba ta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Alege o limbă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Ultima modificare: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Informații locale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e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imente</text:p>
          </table:table-cell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Aici nu este disponibilă această limbă, din păcate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Acest oraș nu a fost găsit, din păcate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Această pagină nu a fost găsită, din păcate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Acest eveniment nu a fost găsit, din păcate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Această ofertă nu a fost găsită, din păcate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Acest Point of Interest nu a fost găsit, din păcate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Această pagină nu a fost găsită, din păcate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Conectarea la server a eșuat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Cererea nu a putut fi prelucrată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Răspunsul serverului nu putut fi prelucrat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A apărut o eroare necunoscută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Încercați din nou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Pagina nu a putut fi încărcată, din păcate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Alege o limbă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Spre pagina de start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Spre categorii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Spre evenimente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Spre oferte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Erori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A apărut o eroare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Din păcate, schimbarea limbii a eșuat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Limba selectată nu este disponibilă offline. Este necesară o conexiune activă la internet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Locație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imente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Actualmente nu există nici un fel de eveniment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Funcții tehnice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Conținuturi din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Oferta "{{offer}}"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Contact și caseta tehnică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Căutare pentru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Conținutul paginii "{{page}}"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Conținutul evenimentului "{{event}}"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Trimiteți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La expedierea feedback-ului a apărut o greșeală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table:number-columns-repeated="2" office:value-type="string" calcext:value-type="string">
            <text:p>Feedback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Ce a fost util?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Ce putem îmbunătăți?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Pentru ce este feedback-ul?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A fost utilă această pagină?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utilă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inutilă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Din păcate, nu au fost găsite nici un fel de rezultate utile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Feedback-ul dvs....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Nu ați găsit ce ați căutat?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Ce informații lipsesc aici?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Feedback expediat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Integreat-App zu verbessern. Wir würden uns über weiteres Feedback freuen.</text:p>
          </table:table-cell>
          <table:table-cell office:value-type="string" calcext:value-type="string">
            <text:p>Multe mulțumiri pentru feedback. Prin aceasta ne ajutați să îmbunătățim conținuturile noastre și Integreat-App. Ne-am bucura pentru un următor feedback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Închideți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Această pagină nu este utilă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Această pagină este utilă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Integreat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Integreat ist Ihr digitaler Guide für Deutschland</text:p>
          </table:table-cell>
          <table:table-cell office:value-type="string" calcext:value-type="string">
            <text:p>Integreat constituie ghidul dvs. digital pentru Germania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Căutare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Folosind cuvinte cheie, găsiți rapid informațiile importante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Schimbarea limbii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Schimbare simplă a limbii paginilor individuale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imente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Evenimente curente și date de desfășurare în împrejurimi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e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Căutare loc de muncă, căutare loc de practică și multe altele în împrejurimi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Setări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Integreat-App, ...</text:p>
          </table:table-cell>
          <table:table-cell office:value-type="string" calcext:value-type="string">
            <text:p>Prin clic pe "{{accept}}" permit Integreat-App...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Stabilitate app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Integreat zu verbessern</text:p>
          </table:table-cell>
          <table:table-cell office:value-type="string" calcext:value-type="string">
            <text:p>... să îmbunătățească Integreat prin transmiterea automată a rapoartelor de blocare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Notificări push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 să-mi transmiteți notificări push referitoare la cele mai recente noutăți locale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Locații aflate în apropiere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 să-mi propuneți locații aflate în apropiere pe baza locației mele GPS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Treceți peste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Mai departe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Întrerupeți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Stocați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Adaptați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Refuzați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Acceptați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Declarație privind confidențialitatea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Căutare locație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Locații în apropiere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Nu s-au găsit locații în apropiere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Indicație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Pentru a putea să arătăm locații în apropiere, trebuie să se activeze servicii de localizare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 table:style-name="ce1"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 table:style-name="ce1"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 table:style-name="ce1"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 table:style-name="ce1"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 table:style-name="ce1"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Caseta tehnică și contact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Confidențialitate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e</text:p>
          </table:table-cell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Categorii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imente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Nici un fel de evenimente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 table:style-name="ce1"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Indisponibil în alte limbi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Nicio traducere disponibilă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Căutare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Schimbați locația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Schimbați limba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Setări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Distribuiți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Întrerupeți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Tocmai s-a găsit: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Distribuirea conținutului a eșuat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Caseta tehnică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 table:style-name="ce1"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 table:style-name="ce1"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e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 table:style-name="ce1"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Stabilitate app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Integreat-App verbessern</text:p>
          </table:table-cell>
          <table:table-cell office:value-type="string" calcext:value-type="string">
            <text:p>Îmbunătățiți Integreat-App prin trimiterea automată a rapoartelor de blocare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Notificări push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Primiți notificări push pentru cele mai recente noutăți locale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Locații aflate în apropiere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Primiți pe baza locației GPS propuneri pentru locații aflate în apropiere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Integreat</text:p>
          </table:table-cell>
          <table:table-cell office:value-type="string" calcext:value-type="string">
            <text:p>Prin intermediul Integreat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Declarație privind confidențialitatea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Versiune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Licențe open source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Permiteți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Dezactivați feature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 table:style-name="ce1"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Nicio ofertă disponibilă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Nicio ofertă disponibilă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Încălzire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Apă/Apă menajeră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Eliminare deșeuri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Coșar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Diverse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Garaj/parcare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Diverse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Bucătărie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ie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table:number-columns-repeated="2" office:value-type="string" calcext:value-type="string">
            <text:p>WC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Cameră copii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Cameră copii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Cameră copii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Dormitor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Sufragerie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Debara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Cameră de depozitare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Pivniță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Balcon/terasă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 style:data-style-name="N2" text:time-value="11:16:57.1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0-06-10T11:25:16.305000000</dc:date>
    <meta:editing-duration>PT8M19S</meta:editing-duration>
    <meta:editing-cycles>1</meta:editing-cycles>
    <meta:document-statistic meta:table-count="1" meta:cell-count="496" meta:object-count="0"/>
  </office:meta>
</office:document-meta>
</file>